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 AMT" svg:font-family="'Albany AMT'" style:font-family-generic="swis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6.265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64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ackground-color="#000080" style:diagonal-bl-tr="none" style:diagonal-tl-br="none" fo:border="0.99pt solid #000000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142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Default" style:data-style-name="N142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7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4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 style:data-style-name="N14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9" style:family="table-cell" style:parent-style-name="Default">
      <style:table-cell-properties fo:background-color="#2a6099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.026cm" svg:stroke-color="#000000" draw:marker-start="Linienend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0.301cm" fo:padding-top="0.056cm" fo:padding-bottom="0.056cm" fo:padding-left="0.056cm" fo:padding-right="0.056cm" fo:wrap-option="wrap" draw:shadow-offset-x="0.1cm" draw:shadow-offset-y="0.1cm" draw:shadow-color="#000000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Tahoma" style:font-family-generic-complex="swis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-ranges="Tabelle1.A1:Tabelle1.AKJ58">
        <office:forms form:automatic-focus="false" form:apply-design-mode="false"/>
        <table:table-header-columns>
          <table:table-column table:style-name="co1" table:default-cell-style-name="ce1"/>
          <table:table-column table:style-name="co2" table:default-cell-style-name="ce1"/>
          <table:table-column table:style-name="co3" table:default-cell-style-name="ce18"/>
        </table:table-header-columns>
        <table:table-column-group>
          <table:table-column table:style-name="co4" table:default-cell-style-name="ce26"/>
          <table:table-column table:style-name="co4" table:number-columns-repeated="3" table:default-cell-style-name="ce34"/>
        </table:table-column-group>
        <table:table-column table:style-name="co5" table:number-columns-repeated="52" table:default-cell-style-name="ce1"/>
        <table:table-column table:style-name="co6" table:number-columns-repeated="146" table:default-cell-style-name="ce1"/>
        <table:table-column table:style-name="co6" table:number-columns-repeated="767" table:default-cell-style-name="Default"/>
        <table:table-row table:style-name="ro1">
          <table:table-cell/>
          <table:table-cell table:style-name="ce6" office:value-type="string" calcext:value-type="string">
            <text:p>Balkenplan zur Aufgaben- und Terminplanung</text:p>
          </table:table-cell>
          <table:table-cell table:number-columns-repeated="970"/>
        </table:table-row>
        <table:table-row table:style-name="ro2">
          <table:table-cell table:number-columns-repeated="3"/>
          <table:table-cell table:style-name="ce27"/>
          <table:table-cell table:number-columns-repeated="968"/>
        </table:table-row>
        <table:table-row table:style-name="ro2">
          <table:table-cell/>
          <table:table-cell table:style-name="ce7" office:value-type="string" calcext:value-type="string">
            <text:p>Projekttitel</text:p>
          </table:table-cell>
          <table:table-cell table:style-name="ce19" office:value-type="string" calcext:value-type="string">
            <text:p>Round Robin GUI Java</text:p>
          </table:table-cell>
          <table:table-cell table:style-name="ce27"/>
          <table:table-cell table:number-columns-repeated="968"/>
        </table:table-row>
        <table:table-row table:style-name="ro2">
          <table:table-cell/>
          <table:table-cell table:style-name="ce7" office:value-type="string" calcext:value-type="string">
            <text:p>Projektleiter</text:p>
          </table:table-cell>
          <table:table-cell table:style-name="ce19" office:value-type="string" calcext:value-type="string">
            <text:p>Philipp Will</text:p>
          </table:table-cell>
          <table:table-cell table:style-name="ce27"/>
          <table:table-cell table:number-columns-repeated="968"/>
        </table:table-row>
        <table:table-row table:style-name="ro2">
          <table:table-cell/>
          <table:table-cell table:style-name="ce7" office:value-type="string" calcext:value-type="string">
            <text:p>Datum</text:p>
          </table:table-cell>
          <table:table-cell table:style-name="ce67" office:value-type="date" office:date-value="2024-04-29" calcext:value-type="date">
            <text:p>29.04.24</text:p>
          </table:table-cell>
          <table:table-cell table:style-name="ce27"/>
          <table:table-cell table:number-columns-repeated="968"/>
        </table:table-row>
        <table:table-row table:style-name="ro2">
          <table:table-cell table:number-columns-repeated="3"/>
          <table:table-cell table:style-name="ce27"/>
          <table:table-cell table:number-columns-repeated="968"/>
        </table:table-row>
        <table:table-row table:style-name="ro2">
          <table:table-cell table:number-columns-repeated="5"/>
          <table:table-cell table:style-name="ce41" table:number-columns-repeated="2"/>
          <table:table-cell table:style-name="ce45" table:number-columns-repeated="14"/>
          <table:table-cell table:number-columns-repeated="951"/>
        </table:table-row>
        <table:table-row table:style-name="ro3">
          <table:table-cell table:style-name="ce2"/>
          <table:table-cell table:style-name="ce59" office:value-type="string" calcext:value-type="string" table:number-columns-spanned="1" table:number-rows-spanned="2">
            <text:p>PSP-Code</text:p>
          </table:table-cell>
          <table:table-cell table:style-name="ce68" office:value-type="string" calcext:value-type="string" table:number-columns-spanned="1" table:number-rows-spanned="2">
            <text:p>Teilaufgabe / Arbeitspaket</text:p>
          </table:table-cell>
          <table:table-cell table:style-name="ce68" office:value-type="string" calcext:value-type="string" table:number-columns-spanned="2" table:number-rows-spanned="1">
            <text:p>Termine</text:p>
          </table:table-cell>
          <table:covered-table-cell table:style-name="ce35"/>
          <table:table-cell table:style-name="ce59" office:value-type="string" calcext:value-type="string" table:number-columns-spanned="2" table:number-rows-spanned="1">
            <text:p>Personaleinsatzplan</text:p>
          </table:table-cell>
          <table:covered-table-cell table:style-name="ce44"/>
          <table:table-cell table:style-name="ce46" office:value-type="float" office:value="2024" calcext:value-type="float" table:number-columns-spanned="52" table:number-rows-spanned="1">
            <text:p>2024</text:p>
          </table:table-cell>
          <table:covered-table-cell table:number-columns-repeated="50" table:style-name="ce52"/>
          <table:covered-table-cell table:style-name="ce55"/>
          <table:table-cell table:style-name="ce2" table:number-columns-repeated="913"/>
        </table:table-row>
        <table:table-row table:style-name="ro2">
          <table:table-cell table:style-name="ce3"/>
          <table:covered-table-cell table:style-name="ce59"/>
          <table:covered-table-cell table:style-name="ce68"/>
          <table:table-cell table:style-name="ce28" office:value-type="string" calcext:value-type="string">
            <text:p>Start</text:p>
          </table:table-cell>
          <table:table-cell table:style-name="ce36" office:value-type="string" calcext:value-type="string">
            <text:p>Ende</text:p>
          </table:table-cell>
          <table:table-cell table:style-name="ce42" office:value-type="string" calcext:value-type="string">
            <text:p>Verantwortung</text:p>
          </table:table-cell>
          <table:table-cell table:style-name="ce42" office:value-type="string" calcext:value-type="string">
            <text:p>Mitarbeit</text:p>
          </table:table-cell>
          <table:table-cell table:style-name="ce47" office:value-type="float" office:value="1" calcext:value-type="float">
            <office:annotation draw:style-name="gr1" draw:text-style-name="P2" svg:width="3.562cm" svg:height="0.541cm" svg:x="19.726cm" svg:y="3.357cm" draw:caption-point-x="-0.354cm" draw:caption-point-y="0.341cm">
              <dc:date>2009-11-16T00:00:00</dc:date>
              <text:p text:style-name="P1"><text:span text:style-name="T1">Kalenderwochen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2" calcext:value-type="float">
            <text:p>52</text:p>
          </table:table-cell>
          <table:table-cell table:style-name="ce3" table:number-columns-repeated="913"/>
        </table:table-row>
        <table:table-row table:style-name="ro2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Robin Algorithmus</text:p>
          </table:table-cell>
          <table:table-cell table:style-name="ce84" office:value-type="date" office:date-value="2024-04-22" calcext:value-type="date">
            <text:p>22.04.24</text:p>
          </table:table-cell>
          <table:table-cell table:style-name="ce92" office:value-type="date" office:date-value="2024-04-28" calcext:value-type="date">
            <text:p>28.04.24</text:p>
          </table:table-cell>
          <table:table-cell table:style-name="ce9" table:number-columns-repeated="2"/>
          <table:table-cell table:style-name="ce48" table:number-columns-repeated="16"/>
          <table:table-cell table:style-name="ce109"/>
          <table:table-cell table:style-name="ce50"/>
          <table:table-cell table:style-name="ce48" table:number-columns-repeated="34"/>
          <table:table-cell table:style-name="ce4"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1</text:p>
          </table:table-cell>
          <table:table-cell table:style-name="ce22" office:value-type="string" calcext:value-type="string">
            <text:p>Algorithmus</text:p>
          </table:table-cell>
          <table:table-cell table:style-name="ce30" office:value-type="date" office:date-value="2024-04-22" calcext:value-type="date">
            <text:p>22. Apr. 24</text:p>
          </table:table-cell>
          <table:table-cell table:style-name="ce30" office:value-type="date" office:date-value="2024-04-23" calcext:value-type="date">
            <text:p>23. Apr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6"/>
          <table:table-cell table:style-name="ce109"/>
          <table:table-cell table:style-name="ce50" table:number-columns-repeated="35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2</text:p>
          </table:table-cell>
          <table:table-cell table:style-name="ce22" office:value-type="string" calcext:value-type="string">
            <text:p>Algorithmus testen</text:p>
          </table:table-cell>
          <table:table-cell table:number-columns-repeated="2" table:style-name="ce30" office:value-type="date" office:date-value="2024-04-24" calcext:value-type="date">
            <text:p>24. Apr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6"/>
          <table:table-cell table:style-name="ce109"/>
          <table:table-cell table:style-name="ce50" table:number-columns-repeated="35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3</text:p>
          </table:table-cell>
          <table:table-cell table:style-name="ce22" office:value-type="string" calcext:value-type="string">
            <text:p>Dokumentation</text:p>
          </table:table-cell>
          <table:table-cell table:style-name="ce30" office:value-type="date" office:date-value="2024-04-25" calcext:value-type="date">
            <text:p>25. Apr. 24</text:p>
          </table:table-cell>
          <table:table-cell table:style-name="ce37" office:value-type="date" office:date-value="2024-04-25" calcext:value-type="date">
            <text:p>25. Apr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6"/>
          <table:table-cell table:style-name="ce109"/>
          <table:table-cell table:style-name="ce50" table:number-columns-repeated="35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4</text:p>
          </table:table-cell>
          <table:table-cell table:style-name="ce22"/>
          <table:table-cell table:style-name="ce30"/>
          <table:table-cell table:style-name="ce37"/>
          <table:table-cell table:style-name="ce10" table:number-columns-repeated="2"/>
          <table:table-cell table:style-name="ce50" table:number-columns-repeated="52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5</text:p>
          </table:table-cell>
          <table:table-cell table:style-name="ce22"/>
          <table:table-cell table:style-name="ce30"/>
          <table:table-cell table:style-name="ce37"/>
          <table:table-cell table:style-name="ce10" table:number-columns-repeated="2"/>
          <table:table-cell table:style-name="ce50" table:number-columns-repeated="11"/>
          <table:table-cell table:style-name="ce5"/>
          <table:table-cell table:style-name="ce50" table:number-columns-repeated="40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1.6</text:p>
          </table:table-cell>
          <table:table-cell table:style-name="ce22"/>
          <table:table-cell table:style-name="ce30"/>
          <table:table-cell table:style-name="ce37"/>
          <table:table-cell table:style-name="ce10" table:number-columns-repeated="2"/>
          <table:table-cell table:style-name="ce50" table:number-columns-repeated="52"/>
          <table:table-cell table:number-columns-repeated="913"/>
        </table:table-row>
        <table:table-row table:style-name="ro2">
          <table:table-cell/>
          <table:table-cell table:style-name="ce10" office:value-type="string" calcext:value-type="string">
            <text:p>1.7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 table:style-name="ce4"/>
          <table:table-cell table:style-name="ce9" office:value-type="string" calcext:value-type="string">
            <text:p>2.</text:p>
          </table:table-cell>
          <table:table-cell table:style-name="ce21" office:value-type="string" calcext:value-type="string">
            <text:p>Benutzeroberfläche</text:p>
          </table:table-cell>
          <table:table-cell table:style-name="ce32" office:value-type="date" office:date-value="2024-04-29" calcext:value-type="date">
            <text:p>29. Apr. 24</text:p>
          </table:table-cell>
          <table:table-cell table:style-name="ce39" office:value-type="date" office:date-value="2024-05-05" calcext:value-type="date">
            <text:p>5. Mai. 24</text:p>
          </table:table-cell>
          <table:table-cell table:style-name="ce9" table:number-columns-repeated="2"/>
          <table:table-cell table:style-name="ce48" table:number-columns-repeated="16"/>
          <table:table-cell table:style-name="ce50"/>
          <table:table-cell table:style-name="ce109"/>
          <table:table-cell table:style-name="ce48" table:number-columns-repeated="34"/>
          <table:table-cell table:style-name="ce4"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1</text:p>
          </table:table-cell>
          <table:table-cell table:style-name="ce22" office:value-type="string" calcext:value-type="string">
            <text:p>Prozessinfo</text:p>
          </table:table-cell>
          <table:table-cell table:number-columns-repeated="2" table:style-name="ce30" office:value-type="date" office:date-value="2024-04-29" calcext:value-type="date">
            <text:p>29. Apr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8"/>
          <table:table-cell table:style-name="ce53" table:number-columns-repeated="8"/>
          <table:table-cell table:style-name="ce50"/>
          <table:table-cell table:style-name="ce109"/>
          <table:table-cell table:style-name="ce53" table:number-columns-repeated="5"/>
          <table:table-cell table:style-name="ce50" table:number-columns-repeated="29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2</text:p>
          </table:table-cell>
          <table:table-cell table:style-name="ce22" office:value-type="string" calcext:value-type="string">
            <text:p>Prozessqueue</text:p>
          </table:table-cell>
          <table:table-cell table:number-columns-repeated="2" table:style-name="ce30" office:value-type="date" office:date-value="2024-04-30" calcext:value-type="date">
            <text:p>30. Apr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7"/>
          <table:table-cell table:style-name="ce109"/>
          <table:table-cell table:style-name="ce50" table:number-columns-repeated="34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3</text:p>
          </table:table-cell>
          <table:table-cell table:style-name="ce22" office:value-type="string" calcext:value-type="string">
            <text:p>Prozessablauf</text:p>
          </table:table-cell>
          <table:table-cell table:number-columns-repeated="2" table:style-name="ce30" office:value-type="date" office:date-value="2024-05-01" calcext:value-type="date">
            <text:p>1. Mai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7"/>
          <table:table-cell table:style-name="ce109"/>
          <table:table-cell table:style-name="ce50" table:number-columns-repeated="34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4</text:p>
          </table:table-cell>
          <table:table-cell table:style-name="ce22" office:value-type="string" calcext:value-type="string">
            <text:p>Prozessstartbars</text:p>
          </table:table-cell>
          <table:table-cell table:number-columns-repeated="2" table:style-name="ce30" office:value-type="date" office:date-value="2024-05-02" calcext:value-type="date">
            <text:p>2. Mai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7"/>
          <table:table-cell table:style-name="ce109"/>
          <table:table-cell table:style-name="ce50" table:number-columns-repeated="34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5</text:p>
          </table:table-cell>
          <table:table-cell table:style-name="ce22" office:value-type="string" calcext:value-type="string">
            <text:p>Testing</text:p>
          </table:table-cell>
          <table:table-cell table:style-name="ce30" office:value-type="date" office:date-value="2024-05-03" calcext:value-type="date">
            <text:p>3. Mai. 24</text:p>
          </table:table-cell>
          <table:table-cell table:style-name="ce37" office:value-type="date" office:date-value="2025-05-03" calcext:value-type="date">
            <text:p>3. Mai. 25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7"/>
          <table:table-cell table:style-name="ce109"/>
          <table:table-cell table:style-name="ce50" table:number-columns-repeated="34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6</text:p>
          </table:table-cell>
          <table:table-cell table:style-name="ce22" office:value-type="string" calcext:value-type="string">
            <text:p>Dokumentation</text:p>
          </table:table-cell>
          <table:table-cell table:style-name="ce30" office:value-type="date" office:date-value="2024-05-04" calcext:value-type="date">
            <text:p>4. Mai. 24</text:p>
          </table:table-cell>
          <table:table-cell table:style-name="ce37" office:value-type="date" office:date-value="2024-05-04" calcext:value-type="date">
            <text:p>4. Mai. 24</text:p>
          </table:table-cell>
          <table:table-cell table:number-columns-repeated="2" table:style-name="ce10" office:value-type="string" calcext:value-type="string">
            <text:p>PW</text:p>
          </table:table-cell>
          <table:table-cell table:style-name="ce50" table:number-columns-repeated="17"/>
          <table:table-cell table:style-name="ce109"/>
          <table:table-cell table:style-name="ce50" table:number-columns-repeated="34"/>
          <table:table-cell table:number-columns-repeated="913"/>
        </table:table-row>
        <table:table-row table:style-name="ro2">
          <table:table-cell table:style-name="ce5"/>
          <table:table-cell table:style-name="ce10" office:value-type="string" calcext:value-type="string">
            <text:p>2.7</text:p>
          </table:table-cell>
          <table:table-cell table:style-name="ce22"/>
          <table:table-cell table:style-name="ce30"/>
          <table:table-cell table:style-name="ce37"/>
          <table:table-cell table:style-name="ce10" table:number-columns-repeated="2"/>
          <table:table-cell table:style-name="ce50" table:number-columns-repeated="52"/>
          <table:table-cell table:number-columns-repeated="913"/>
        </table:table-row>
        <table:table-row table:style-name="ro2">
          <table:table-cell table:style-name="ce4"/>
          <table:table-cell table:style-name="ce9" office:value-type="string" calcext:value-type="string">
            <text:p>3.</text:p>
          </table:table-cell>
          <table:table-cell table:style-name="ce21"/>
          <table:table-cell table:style-name="ce32"/>
          <table:table-cell table:style-name="ce39"/>
          <table:table-cell table:style-name="ce9" table:number-columns-repeated="2"/>
          <table:table-cell table:style-name="ce48" table:number-columns-repeated="16"/>
          <table:table-cell table:style-name="ce50" table:number-columns-repeated="2"/>
          <table:table-cell table:style-name="ce48" table:number-columns-repeated="34"/>
          <table:table-cell table:style-name="ce4" table:number-columns-repeated="913"/>
        </table:table-row>
        <table:table-row table:style-name="ro2">
          <table:table-cell/>
          <table:table-cell table:style-name="ce11" office:value-type="string" calcext:value-type="string">
            <text:p>3.1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16"/>
          <table:table-cell table:style-name="ce50" table:number-columns-repeated="2"/>
          <table:table-cell table:style-name="ce51" table:number-columns-repeated="34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2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3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4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5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6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3.7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9" office:value-type="string" calcext:value-type="string">
            <text:p>4.</text:p>
          </table:table-cell>
          <table:table-cell table:style-name="ce21"/>
          <table:table-cell table:style-name="ce33"/>
          <table:table-cell table:style-name="ce40"/>
          <table:table-cell table:style-name="ce43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1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2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3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4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5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6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4.7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9" office:value-type="string" calcext:value-type="string">
            <text:p>5.</text:p>
          </table:table-cell>
          <table:table-cell table:style-name="ce21"/>
          <table:table-cell table:style-name="ce33"/>
          <table:table-cell table:style-name="ce40"/>
          <table:table-cell table:style-name="ce43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1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2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3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4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5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6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5.7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9" office:value-type="string" calcext:value-type="string">
            <text:p>6.</text:p>
          </table:table-cell>
          <table:table-cell table:style-name="ce21"/>
          <table:table-cell table:style-name="ce33"/>
          <table:table-cell table:style-name="ce40"/>
          <table:table-cell table:style-name="ce43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1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2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3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4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5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6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>
          <table:table-cell/>
          <table:table-cell table:style-name="ce11" office:value-type="string" calcext:value-type="string">
            <text:p>6.7</text:p>
          </table:table-cell>
          <table:table-cell table:style-name="ce22"/>
          <table:table-cell table:style-name="ce31"/>
          <table:table-cell table:style-name="ce38"/>
          <table:table-cell table:style-name="ce11" table:number-columns-repeated="2"/>
          <table:table-cell table:style-name="ce51" table:number-columns-repeated="52"/>
          <table:table-cell table:number-columns-repeated="913"/>
        </table:table-row>
        <table:table-row table:style-name="ro2" table:number-rows-repeated="2">
          <table:table-cell table:number-columns-repeated="972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969"/>
        </table:table-row>
        <table:table-row table:style-name="ro4">
          <table:table-cell/>
          <table:table-cell table:style-name="Default" table:number-columns-repeated="2"/>
          <table:table-cell table:number-columns-repeated="969"/>
        </table:table-row>
        <table:table-row table:style-name="ro2">
          <table:table-cell table:number-columns-repeated="972"/>
        </table:table-row>
        <table:table-row table:style-name="ro2">
          <table:table-cell/>
          <table:table-cell table:style-name="ce63"/>
          <table:table-cell table:number-columns-repeated="970"/>
        </table:table-row>
        <table:table-row table:style-name="ro2" table:number-rows-repeated="2">
          <table:table-cell/>
          <table:table-cell table:style-name="ce64"/>
          <table:table-cell table:number-columns-repeated="970"/>
        </table:table-row>
        <table:table-row table:style-name="ro2" table:number-rows-repeated="1048506">
          <table:table-cell table:number-columns-repeated="972"/>
        </table:table-row>
        <table:table-row table:style-name="ro2">
          <table:table-cell table:number-columns-repeated="972"/>
        </table:table-row>
      </table:table>
      <table:named-expressions>
        <table:named-range table:name="Excel_BuiltIn_Print_Area_1" table:base-cell-address="$Tabelle1.$A$1" table:cell-range-address="$Tabelle1.$A$1:.$AKJ$58" table:range-usable-as="print-range"/>
        <table:named-range table:name="Excel_BuiltIn_Print_Titles_1" table:base-cell-address="$Tabelle1.$A$1" table:cell-range-address="$Tabelle1.$A:.$C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 AMT" svg:font-family="'Albany AMT'" style:font-family-generic="swiss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font-size="10pt" fo:language="de" fo:country="DE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2">
      <number:day/>
      <number:text>. </number:text>
      <number:month number:textual="true"/>
      <number:text>. </number:text>
      <number:year/>
    </number:date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Linienende_20_1" draw:display-name="Linienende 1" svg:viewBox="0 0 20 30" svg:d="M10 0l-10 30h20z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.00.0000</text:date>, <text:time style:data-style-name="N2" text:time-value="08:01:16.0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Balkenplan neu</dc:title>
    <meta:creation-date>2024-07-01T08:01:17.268000000</meta:creation-date>
    <meta:generator>LibreOffice/7.6.4.1$Windows_X86_64 LibreOffice_project/e19e193f88cd6c0525a17fb7a176ed8e6a3e2aa1</meta:generator>
    <meta:editing-duration>PT3M51S</meta:editing-duration>
    <meta:editing-cycles>2</meta:editing-cycles>
    <dc:date>2024-07-01T08:05:06.720000000</dc:date>
    <meta:print-date>2024-07-01T08:11:27.611000000</meta:print-date>
    <meta:document-statistic meta:table-count="1" meta:cell-count="167" meta:object-count="0"/>
  </office:meta>
</office:document-meta>
</file>